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191cm">
            <draw:object draw:notify-on-update-of-ranges="Sheet1.C2:Sheet1.C6 Sheet1.M1:Sheet1.M1 Sheet1.M2:Sheet1.M6 Sheet1.C2:Sheet1.C6 Sheet1.N1:Sheet1.N1 Sheet1.N2:Sheet1.N6 Sheet1.C2:Sheet1.C6 Sheet1.O1:Sheet1.O1 Sheet1.O2:Sheet1.O6 Sheet1.C2:Sheet1.C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16cm" svg:y="3.266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014599998792" calcext:value-type="float">
            <text:p>0,0145999988</text:p>
          </table:table-cell>
          <table:table-cell office:value-type="float" office:value="0.632449996472" calcext:value-type="float">
            <text:p>0,6324499965</text:p>
          </table:table-cell>
          <table:table-cell office:value-type="float" office:value="0" calcext:value-type="float">
            <text:p>0</text:p>
          </table:table-cell>
          <table:table-cell office:value-type="float" office:value="0.00643783303102" calcext:value-type="float">
            <text:p>0,006437833</text:p>
          </table:table-cell>
          <table:table-cell office:value-type="float" office:value="19.05" calcext:value-type="float">
            <text:p>19,05</text:p>
          </table:table-cell>
          <table:table-cell office:value-type="float" office:value="40.3333333333" calcext:value-type="float">
            <text:p>40,3333333333</text:p>
          </table:table-cell>
          <table:table-cell office:value-type="float" office:value="118.527333333" calcext:value-type="float">
            <text:p>118,527333333</text:p>
          </table:table-cell>
          <table:table-cell office:value-type="float" office:value="283.660666667" calcext:value-type="float">
            <text:p>283,660666667</text:p>
          </table:table-cell>
          <table:table-cell office:value-type="float" office:value="25.8393333333" calcext:value-type="float">
            <text:p>25,8393333333</text:p>
          </table:table-cell>
          <table:table-cell office:value-type="float" office:value="37.4435833333" calcext:value-type="float">
            <text:p>37,4435833333</text:p>
          </table:table-cell>
          <table:table-cell office:value-type="float" office:value="180.18972" calcext:value-type="float">
            <text:p>180,18972</text:p>
          </table:table-cell>
          <table:table-cell office:value-type="float" office:value="525.801771246" calcext:value-type="float">
            <text:p>525,80177124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0.101049995422" calcext:value-type="float">
            <text:p>0,1010499954</text:p>
          </table:table-cell>
          <table:table-cell office:value-type="float" office:value="8.00733335415" calcext:value-type="float">
            <text:p>8,0073333542</text:p>
          </table:table-cell>
          <table:table-cell office:value-type="float" office:value="0" calcext:value-type="float">
            <text:p>0</text:p>
          </table:table-cell>
          <table:table-cell office:value-type="float" office:value="0.0225234990915" calcext:value-type="float">
            <text:p>0,0225234991</text:p>
          </table:table-cell>
          <table:table-cell office:value-type="float" office:value="35.8666666667" calcext:value-type="float">
            <text:p>35,8666666667</text:p>
          </table:table-cell>
          <table:table-cell office:value-type="float" office:value="68.45" calcext:value-type="float">
            <text:p>68,45</text:p>
          </table:table-cell>
          <table:table-cell office:value-type="float" office:value="316.457" calcext:value-type="float">
            <text:p>316,457</text:p>
          </table:table-cell>
          <table:table-cell office:value-type="float" office:value="1191.891" calcext:value-type="float">
            <text:p>1191,891</text:p>
          </table:table-cell>
          <table:table-cell office:value-type="float" office:value="48.2833333333" calcext:value-type="float">
            <text:p>48,2833333333</text:p>
          </table:table-cell>
          <table:table-cell office:value-type="float" office:value="58.9696666667" calcext:value-type="float">
            <text:p>58,9696666667</text:p>
          </table:table-cell>
          <table:table-cell office:value-type="float" office:value="486.037980833" calcext:value-type="float">
            <text:p>486,037980833</text:p>
          </table:table-cell>
          <table:table-cell office:value-type="float" office:value="2267.89541" calcext:value-type="float">
            <text:p>2267,8954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0.494599994024" calcext:value-type="float">
            <text:p>0,494599994</text:p>
          </table:table-cell>
          <table:table-cell office:value-type="float" office:value="5.32934997082" calcext:value-type="float">
            <text:p>5,3293499708</text:p>
          </table:table-cell>
          <table:table-cell office:value-type="float" office:value="0" calcext:value-type="float">
            <text:p>0</text:p>
          </table:table-cell>
          <table:table-cell office:value-type="float" office:value="0.049397666057" calcext:value-type="float">
            <text:p>0,0493976661</text:p>
          </table:table-cell>
          <table:table-cell office:value-type="float" office:value="55.4333333333" calcext:value-type="float">
            <text:p>55,4333333333</text:p>
          </table:table-cell>
          <table:table-cell office:value-type="float" office:value="74.35" calcext:value-type="float">
            <text:p>74,35</text:p>
          </table:table-cell>
          <table:table-cell office:value-type="float" office:value="724.305833333" calcext:value-type="float">
            <text:p>724,305833333</text:p>
          </table:table-cell>
          <table:table-cell office:value-type="float" office:value="2741.4315" calcext:value-type="float">
            <text:p>2741,4315</text:p>
          </table:table-cell>
          <table:table-cell office:value-type="float" office:value="75.2214166667" calcext:value-type="float">
            <text:p>75,2214166667</text:p>
          </table:table-cell>
          <table:table-cell office:value-type="float" office:value="91.7540833333" calcext:value-type="float">
            <text:p>91,7540833333</text:p>
          </table:table-cell>
          <table:table-cell office:value-type="float" office:value="1117.17436667" calcext:value-type="float">
            <text:p>1117,17436667</text:p>
          </table:table-cell>
          <table:table-cell office:value-type="float" office:value="5280.71210255" calcext:value-type="float">
            <text:p>5280,7121025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11" calcext:value-type="float">
            <text:p>11</text:p>
          </table:table-cell>
          <table:table-cell office:value-type="float" office:value="1.10028332472" calcext:value-type="float">
            <text:p>1,1002833247</text:p>
          </table:table-cell>
          <table:table-cell office:value-type="float" office:value="7.51646666527" calcext:value-type="float">
            <text:p>7,5164666653</text:p>
          </table:table-cell>
          <table:table-cell office:value-type="float" office:value="0" calcext:value-type="float">
            <text:p>0</text:p>
          </table:table-cell>
          <table:table-cell office:value-type="float" office:value="0.0790121669372" calcext:value-type="float">
            <text:p>0,0790121669</text:p>
          </table:table-cell>
          <table:table-cell office:value-type="float" office:value="71.6833333333" calcext:value-type="float">
            <text:p>71,6833333333</text:p>
          </table:table-cell>
          <table:table-cell office:value-type="float" office:value="80.6" calcext:value-type="float">
            <text:p>80,6</text:p>
          </table:table-cell>
          <table:table-cell office:value-type="float" office:value="1019.13766667" calcext:value-type="float">
            <text:p>1019,13766667</text:p>
          </table:table-cell>
          <table:table-cell office:value-type="float" office:value="4912.183" calcext:value-type="float">
            <text:p>4912,183</text:p>
          </table:table-cell>
          <table:table-cell office:value-type="float" office:value="96.3206666667" calcext:value-type="float">
            <text:p>96,3206666667</text:p>
          </table:table-cell>
          <table:table-cell office:value-type="float" office:value="110.47725" calcext:value-type="float">
            <text:p>110,47725</text:p>
          </table:table-cell>
          <table:table-cell office:value-type="float" office:value="1575.87249167" calcext:value-type="float">
            <text:p>1575,87249167</text:p>
          </table:table-cell>
          <table:table-cell office:value-type="float" office:value="9539.58140811" calcext:value-type="float">
            <text:p>9539,5814081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3.30601669153" calcext:value-type="float">
            <text:p>3,3060166915</text:p>
          </table:table-cell>
          <table:table-cell office:value-type="float" office:value="30.4782999873" calcext:value-type="float">
            <text:p>30,4782999873</text:p>
          </table:table-cell>
          <table:table-cell office:value-type="float" office:value="0" calcext:value-type="float">
            <text:p>0</text:p>
          </table:table-cell>
          <table:table-cell office:value-type="float" office:value="0.174508001089" calcext:value-type="float">
            <text:p>0,1745080011</text:p>
          </table:table-cell>
          <table:table-cell office:value-type="float" office:value="92.3" calcext:value-type="float">
            <text:p>92,3</text:p>
          </table:table-cell>
          <table:table-cell office:value-type="float" office:value="103.983333333" calcext:value-type="float">
            <text:p>103,983333333</text:p>
          </table:table-cell>
          <table:table-cell office:value-type="float" office:value="1629.30666667" calcext:value-type="float">
            <text:p>1629,30666667</text:p>
          </table:table-cell>
          <table:table-cell office:value-type="float" office:value="7944.9205" calcext:value-type="float">
            <text:p>7944,9205</text:p>
          </table:table-cell>
          <table:table-cell office:value-type="float" office:value="123.5925" calcext:value-type="float">
            <text:p>123,5925</text:p>
          </table:table-cell>
          <table:table-cell office:value-type="float" office:value="142.055333333" calcext:value-type="float">
            <text:p>142,055333333</text:p>
          </table:table-cell>
          <table:table-cell office:value-type="float" office:value="2520.75725917" calcext:value-type="float">
            <text:p>2520,75725917</text:p>
          </table:table-cell>
          <table:table-cell office:value-type="float" office:value="15496.23595" calcext:value-type="float">
            <text:p>15496,23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.00.0000</text:date>, <text:time style:data-style-name="N2" text:time-value="21:24:18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1T21:24:39.953000000</dc:date>
    <meta:generator>LibreOffice/4.2.6.3$Windows_x86 LibreOffice_project/3fd416d4c6db7d3204c17ce57a1d70f6e531ee21</meta:generator>
    <meta:editing-duration>PT5M17S</meta:editing-duration>
    <meta:editing-cycles>11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6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  <chart:grid chart:style-name="ch9" chart:class="min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8393333333">
                <text:p>25.8393333333</text:p>
                <draw:g>
                  <svg:desc>Sheet1.M2:Sheet1.M6</svg:desc>
                </draw:g>
              </table:table-cell>
              <table:table-cell office:value-type="float" office:value="37.4435833333">
                <text:p>37.4435833333</text:p>
                <draw:g>
                  <svg:desc>Sheet1.N2:Sheet1.N6</svg:desc>
                </draw:g>
              </table:table-cell>
              <table:table-cell office:value-type="float" office:value="180.18972">
                <text:p>180.18972</text:p>
                <draw:g>
                  <svg:desc>Sheet1.O2:Sheet1.O6</svg:desc>
                </draw:g>
              </table:table-cell>
              <table:table-cell office:value-type="float" office:value="525.801771246">
                <text:p>525.801771246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48.2833333333">
                <text:p>48.2833333333</text:p>
              </table:table-cell>
              <table:table-cell office:value-type="float" office:value="58.9696666667">
                <text:p>58.9696666667</text:p>
              </table:table-cell>
              <table:table-cell office:value-type="float" office:value="486.037980833">
                <text:p>486.037980833</text:p>
              </table:table-cell>
              <table:table-cell office:value-type="float" office:value="2267.89541">
                <text:p>2267.89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2214166667">
                <text:p>75.2214166667</text:p>
              </table:table-cell>
              <table:table-cell office:value-type="float" office:value="91.7540833333">
                <text:p>91.7540833333</text:p>
              </table:table-cell>
              <table:table-cell office:value-type="float" office:value="1117.17436667">
                <text:p>1117.17436667</text:p>
              </table:table-cell>
              <table:table-cell office:value-type="float" office:value="5280.71210255">
                <text:p>5280.71210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6.3206666667">
                <text:p>96.3206666667</text:p>
              </table:table-cell>
              <table:table-cell office:value-type="float" office:value="110.47725">
                <text:p>110.47725</text:p>
              </table:table-cell>
              <table:table-cell office:value-type="float" office:value="1575.87249167">
                <text:p>1575.87249167</text:p>
              </table:table-cell>
              <table:table-cell office:value-type="float" office:value="9539.58140811">
                <text:p>9539.58140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3.5925">
                <text:p>123.5925</text:p>
              </table:table-cell>
              <table:table-cell office:value-type="float" office:value="142.055333333">
                <text:p>142.055333333</text:p>
              </table:table-cell>
              <table:table-cell office:value-type="float" office:value="2520.75725917">
                <text:p>2520.75725917</text:p>
              </table:table-cell>
              <table:table-cell office:value-type="float" office:value="15496.23595">
                <text:p>15496.23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6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7cm" svg:width="10.275cm" svg:height="4.675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8393333333">
                <text:p>25.8393333333</text:p>
                <draw:g>
                  <svg:desc>Sheet1.M2:Sheet1.M6</svg:desc>
                </draw:g>
              </table:table-cell>
              <table:table-cell office:value-type="float" office:value="37.4435833333">
                <text:p>37.4435833333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48.2833333333">
                <text:p>48.2833333333</text:p>
              </table:table-cell>
              <table:table-cell office:value-type="float" office:value="58.9696666667">
                <text:p>58.969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2214166667">
                <text:p>75.2214166667</text:p>
              </table:table-cell>
              <table:table-cell office:value-type="float" office:value="91.7540833333">
                <text:p>91.75408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6.3206666667">
                <text:p>96.3206666667</text:p>
              </table:table-cell>
              <table:table-cell office:value-type="float" office:value="110.47725">
                <text:p>110.47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3.5925">
                <text:p>123.5925</text:p>
              </table:table-cell>
              <table:table-cell office:value-type="float" office:value="142.055333333">
                <text:p>142.055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